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6mm"/>
    </style:style>
    <style:style style:name="co2" style:family="table-column">
      <style:table-column-properties fo:break-before="auto" style:column-width="47.27mm"/>
    </style:style>
    <style:style style:name="co3" style:family="table-column">
      <style:table-column-properties fo:break-before="auto" style:column-width="58.6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48.01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 style:data-style-name="N121"/>
    <style:style style:name="ce5" style:family="table-cell" style:parent-style-name="Default" style:data-style-name="N119"/>
    <style:style style:name="ce6" style:family="table-cell" style:parent-style-name="Default" style:data-style-name="N117"/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202.7mm" svg:height="108.9mm" svg:x="34.22mm" svg:y="62.69mm">
            <loext:p draw:notify-on-update-of-ranges="Sheet1.I1:Sheet1.I1 Sheet1.K2:Sheet1.K13 Sheet1.K1:Sheet1.K1 Sheet1.I2:Sheet1.I13 Sheet1.J2:Sheet1.J13 Sheet1.J2:Sheet1.J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h (cm)</text:p>
          </table:table-cell>
          <table:table-cell table:style-name="ce1" office:value-type="string" calcext:value-type="string">
            <text:p>h uncertainty (cm)</text:p>
          </table:table-cell>
          <table:table-cell table:style-name="ce1" office:value-type="string" calcext:value-type="string">
            <text:p>Time for 50 oscillations (s)</text:p>
          </table:table-cell>
          <table:table-cell table:style-name="ce1" office:value-type="string" calcext:value-type="string">
            <text:p>uncertainty of time for 50 osc. (s)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Time Uncertainty (s)</text:p>
          </table:table-cell>
          <table:table-cell table:style-name="ce1" office:value-type="string" calcext:value-type="string">
            <text:p>T^2 (s^2)</text:p>
          </table:table-cell>
          <table:table-cell table:style-name="ce1" office:value-type="string" calcext:value-type="string">
            <text:p>Uncertainty T^2 (s^2)</text:p>
          </table:table-cell>
          <table:table-cell table:style-name="ce1" office:value-type="string" calcext:value-type="string">
            <text:p>T^(2) h (s^2/cm)</text:p>
          </table:table-cell>
          <table:table-cell table:style-name="ce1" office:value-type="string" calcext:value-type="string">
            <text:p>Uncertainty T^(2) h (s^2/cm)</text:p>
          </table:table-cell>
          <table:table-cell table:style-name="ce1" office:value-type="string" calcext:value-type="string">
            <text:p>H^2 (cm^2)</text:p>
          </table:table-cell>
          <table:table-cell table:style-name="ce1" office:value-type="string" calcext:value-type="string">
            <text:p>Uncertainty H^2 (cm^2)</text:p>
          </table:table-cell>
        </table:table-row>
        <table:table-row table:style-name="ro1">
          <table:table-cell table:style-name="ce2" office:value-type="float" office:value="36.05" calcext:value-type="float">
            <text:p>36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7.65" calcext:value-type="float">
            <text:p>77.6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2]/50" office:value-type="float" office:value="1.553" calcext:value-type="float">
            <text:p>1.553</text:p>
          </table:table-cell>
          <table:table-cell table:style-name="ce4" table:formula="of:=[.D2]/50" office:value-type="float" office:value="0.0002" calcext:value-type="float">
            <text:p>0.0002</text:p>
          </table:table-cell>
          <table:table-cell table:style-name="ce5" table:formula="of:=[.E2]^2" office:value-type="float" office:value="2.411809" calcext:value-type="float">
            <text:p>2.411809</text:p>
          </table:table-cell>
          <table:table-cell table:style-name="ce5" table:formula="of:=[.G2]*(2*[.F2]/[.E2])" office:value-type="float" office:value="0.0006212" calcext:value-type="float">
            <text:p>0.000621</text:p>
          </table:table-cell>
          <table:table-cell table:style-name="ce4" table:formula="of:=[.G2]*[.A2]" office:value-type="float" office:value="86.94571445" calcext:value-type="float">
            <text:p>86.9457</text:p>
          </table:table-cell>
          <table:table-cell table:style-name="ce6" table:formula="of:=[.I2]*SQRT(([.H2]/[.G2])^2+([.B2]/[.A2])^2)" office:value-type="float" office:value="0.0531811239251297" calcext:value-type="float">
            <text:p>0.05318112</text:p>
          </table:table-cell>
          <table:table-cell table:style-name="ce4" table:formula="of:=[.A2]^2" office:value-type="float" office:value="1299.6025" calcext:value-type="float">
            <text:p>1299.6025</text:p>
          </table:table-cell>
          <table:table-cell table:style-name="ce4" table:formula="of:=[.K2]*(2*[.B2]/[.A2])" office:value-type="float" office:value="1.442" calcext:value-type="float">
            <text:p>1.4420</text:p>
          </table:table-cell>
        </table:table-row>
        <table:table-row table:style-name="ro1">
          <table:table-cell table:style-name="ce2" office:value-type="float" office:value="29.55" calcext:value-type="float">
            <text:p>29.5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6.84" calcext:value-type="float">
            <text:p>76.84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3]/50" office:value-type="float" office:value="1.5368" calcext:value-type="float">
            <text:p>1.537</text:p>
          </table:table-cell>
          <table:table-cell table:style-name="ce4" table:formula="of:=[.D3]/50" office:value-type="float" office:value="0.0002" calcext:value-type="float">
            <text:p>0.0002</text:p>
          </table:table-cell>
          <table:table-cell table:style-name="ce5" table:formula="of:=[.E3]^2" office:value-type="float" office:value="2.36175424" calcext:value-type="float">
            <text:p>2.361754</text:p>
          </table:table-cell>
          <table:table-cell table:style-name="ce5" table:formula="of:=[.G3]*(2*[.F3]/[.E3])" office:value-type="float" office:value="0.00061472" calcext:value-type="float">
            <text:p>0.000615</text:p>
          </table:table-cell>
          <table:table-cell table:style-name="ce4" table:formula="of:=[.G3]*[.A3]" office:value-type="float" office:value="69.789837792" calcext:value-type="float">
            <text:p>69.7898</text:p>
          </table:table-cell>
          <table:table-cell table:style-name="ce6" table:formula="of:=[.I3]*SQRT(([.H3]/[.G3])^2+([.B3]/[.A3])^2)" office:value-type="float" office:value="0.0506075052649681" calcext:value-type="float">
            <text:p>0.05060751</text:p>
          </table:table-cell>
          <table:table-cell table:style-name="ce4" table:formula="of:=[.A3]^2" office:value-type="float" office:value="873.2025" calcext:value-type="float">
            <text:p>873.2025</text:p>
          </table:table-cell>
          <table:table-cell table:style-name="ce4" table:formula="of:=[.K3]*(2*[.B3]/[.A3])" office:value-type="float" office:value="1.182" calcext:value-type="float">
            <text:p>1.1820</text:p>
          </table:table-cell>
        </table:table-row>
        <table:table-row table:style-name="ro1"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7.21" calcext:value-type="float">
            <text:p>77.2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4]/50" office:value-type="float" office:value="1.5442" calcext:value-type="float">
            <text:p>1.544</text:p>
          </table:table-cell>
          <table:table-cell table:style-name="ce4" table:formula="of:=[.D4]/50" office:value-type="float" office:value="0.0002" calcext:value-type="float">
            <text:p>0.0002</text:p>
          </table:table-cell>
          <table:table-cell table:style-name="ce5" table:formula="of:=[.E4]^2" office:value-type="float" office:value="2.38455364" calcext:value-type="float">
            <text:p>2.384554</text:p>
          </table:table-cell>
          <table:table-cell table:style-name="ce5" table:formula="of:=[.G4]*(2*[.F4]/[.E4])" office:value-type="float" office:value="0.00061768" calcext:value-type="float">
            <text:p>0.000618</text:p>
          </table:table-cell>
          <table:table-cell table:style-name="ce4" table:formula="of:=[.G4]*[.A4]" office:value-type="float" office:value="60.925345502" calcext:value-type="float">
            <text:p>60.9253</text:p>
          </table:table-cell>
          <table:table-cell table:style-name="ce6" table:formula="of:=[.I4]*SQRT(([.H4]/[.G4])^2+([.B4]/[.A4])^2)" office:value-type="float" office:value="0.050234462644952" calcext:value-type="float">
            <text:p>0.05023446</text:p>
          </table:table-cell>
          <table:table-cell table:style-name="ce4" table:formula="of:=[.A4]^2" office:value-type="float" office:value="652.8025" calcext:value-type="float">
            <text:p>652.8025</text:p>
          </table:table-cell>
          <table:table-cell table:style-name="ce4" table:formula="of:=[.K4]*(2*[.B4]/[.A4])" office:value-type="float" office:value="1.022" calcext:value-type="float">
            <text:p>1.0220</text:p>
          </table:table-cell>
        </table:table-row>
        <table:table-row table:style-name="ro1">
          <table:table-cell table:style-name="ce2" office:value-type="float" office:value="21.95" calcext:value-type="float">
            <text:p>21.9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78.45" calcext:value-type="float">
            <text:p>78.4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5]/50" office:value-type="float" office:value="1.569" calcext:value-type="float">
            <text:p>1.569</text:p>
          </table:table-cell>
          <table:table-cell table:style-name="ce4" table:formula="of:=[.D5]/50" office:value-type="float" office:value="0.0002" calcext:value-type="float">
            <text:p>0.0002</text:p>
          </table:table-cell>
          <table:table-cell table:style-name="ce5" table:formula="of:=[.E5]^2" office:value-type="float" office:value="2.461761" calcext:value-type="float">
            <text:p>2.461761</text:p>
          </table:table-cell>
          <table:table-cell table:style-name="ce5" table:formula="of:=[.G5]*(2*[.F5]/[.E5])" office:value-type="float" office:value="0.0006276" calcext:value-type="float">
            <text:p>0.000628</text:p>
          </table:table-cell>
          <table:table-cell table:style-name="ce4" table:formula="of:=[.G5]*[.A5]" office:value-type="float" office:value="54.03565395" calcext:value-type="float">
            <text:p>54.0357</text:p>
          </table:table-cell>
          <table:table-cell table:style-name="ce6" table:formula="of:=[.I5]*SQRT(([.H5]/[.G5])^2+([.B5]/[.A5])^2)" office:value-type="float" office:value="0.0511261195977242" calcext:value-type="float">
            <text:p>0.05112612</text:p>
          </table:table-cell>
          <table:table-cell table:style-name="ce4" table:formula="of:=[.A5]^2" office:value-type="float" office:value="481.8025" calcext:value-type="float">
            <text:p>481.8025</text:p>
          </table:table-cell>
          <table:table-cell table:style-name="ce4" table:formula="of:=[.K5]*(2*[.B5]/[.A5])" office:value-type="float" office:value="0.878" calcext:value-type="float">
            <text:p>0.8780</text:p>
          </table:table-cell>
        </table:table-row>
        <table:table-row table:style-name="ro1">
          <table:table-cell table:style-name="ce2" office:value-type="float" office:value="17.78" calcext:value-type="float">
            <text:p>17.78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81.65" calcext:value-type="float">
            <text:p>81.6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6]/50" office:value-type="float" office:value="1.633" calcext:value-type="float">
            <text:p>1.633</text:p>
          </table:table-cell>
          <table:table-cell table:style-name="ce4" table:formula="of:=[.D6]/50" office:value-type="float" office:value="0.0002" calcext:value-type="float">
            <text:p>0.0002</text:p>
          </table:table-cell>
          <table:table-cell table:style-name="ce5" table:formula="of:=[.E6]^2" office:value-type="float" office:value="2.666689" calcext:value-type="float">
            <text:p>2.666689</text:p>
          </table:table-cell>
          <table:table-cell table:style-name="ce5" table:formula="of:=[.G6]*(2*[.F6]/[.E6])" office:value-type="float" office:value="0.0006532" calcext:value-type="float">
            <text:p>0.000653</text:p>
          </table:table-cell>
          <table:table-cell table:style-name="ce4" table:formula="of:=[.G6]*[.A6]" office:value-type="float" office:value="47.41373042" calcext:value-type="float">
            <text:p>47.4137</text:p>
          </table:table-cell>
          <table:table-cell table:style-name="ce6" table:formula="of:=[.I6]*SQRT(([.H6]/[.G6])^2+([.B6]/[.A6])^2)" office:value-type="float" office:value="0.0545836483700679" calcext:value-type="float">
            <text:p>0.05458365</text:p>
          </table:table-cell>
          <table:table-cell table:style-name="ce4" table:formula="of:=[.A6]^2" office:value-type="float" office:value="316.1284" calcext:value-type="float">
            <text:p>316.1284</text:p>
          </table:table-cell>
          <table:table-cell table:style-name="ce4" table:formula="of:=[.K6]*(2*[.B6]/[.A6])" office:value-type="float" office:value="0.7112" calcext:value-type="float">
            <text:p>0.7112</text:p>
          </table:table-cell>
        </table:table-row>
        <table:table-row table:style-name="ro1">
          <table:table-cell table:style-name="ce2" office:value-type="float" office:value="13.45" calcext:value-type="float">
            <text:p>13.4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88.21" calcext:value-type="float">
            <text:p>88.2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7]/50" office:value-type="float" office:value="1.7642" calcext:value-type="float">
            <text:p>1.764</text:p>
          </table:table-cell>
          <table:table-cell table:style-name="ce4" table:formula="of:=[.D7]/50" office:value-type="float" office:value="0.0002" calcext:value-type="float">
            <text:p>0.0002</text:p>
          </table:table-cell>
          <table:table-cell table:style-name="ce5" table:formula="of:=[.E7]^2" office:value-type="float" office:value="3.11240164" calcext:value-type="float">
            <text:p>3.112402</text:p>
          </table:table-cell>
          <table:table-cell table:style-name="ce5" table:formula="of:=[.G7]*(2*[.F7]/[.E7])" office:value-type="float" office:value="0.00070568" calcext:value-type="float">
            <text:p>0.000706</text:p>
          </table:table-cell>
          <table:table-cell table:style-name="ce4" table:formula="of:=[.G7]*[.A7]" office:value-type="float" office:value="41.861802058" calcext:value-type="float">
            <text:p>41.8618</text:p>
          </table:table-cell>
          <table:table-cell table:style-name="ce6" table:formula="of:=[.I7]*SQRT(([.H7]/[.G7])^2+([.B7]/[.A7])^2)" office:value-type="float" office:value="0.0629674851451024" calcext:value-type="float">
            <text:p>0.06296749</text:p>
          </table:table-cell>
          <table:table-cell table:style-name="ce4" table:formula="of:=[.A7]^2" office:value-type="float" office:value="180.9025" calcext:value-type="float">
            <text:p>180.9025</text:p>
          </table:table-cell>
          <table:table-cell table:style-name="ce4" table:formula="of:=[.K7]*(2*[.B7]/[.A7])" office:value-type="float" office:value="0.538" calcext:value-type="float">
            <text:p>0.5380</text:p>
          </table:table-cell>
        </table:table-row>
        <table:table-row table:style-name="ro1">
          <table:table-cell table:style-name="ce2" office:value-type="float" office:value="10.1" calcext:value-type="float">
            <text:p>10.10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97.95" calcext:value-type="float">
            <text:p>97.95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8]/50" office:value-type="float" office:value="1.959" calcext:value-type="float">
            <text:p>1.959</text:p>
          </table:table-cell>
          <table:table-cell table:style-name="ce4" table:formula="of:=[.D8]/50" office:value-type="float" office:value="0.0002" calcext:value-type="float">
            <text:p>0.0002</text:p>
          </table:table-cell>
          <table:table-cell table:style-name="ce5" table:formula="of:=[.E8]^2" office:value-type="float" office:value="3.837681" calcext:value-type="float">
            <text:p>3.837681</text:p>
          </table:table-cell>
          <table:table-cell table:style-name="ce5" table:formula="of:=[.G8]*(2*[.F8]/[.E8])" office:value-type="float" office:value="0.0007836" calcext:value-type="float">
            <text:p>0.000784</text:p>
          </table:table-cell>
          <table:table-cell table:style-name="ce4" table:formula="of:=[.G8]*[.A8]" office:value-type="float" office:value="38.7605781" calcext:value-type="float">
            <text:p>38.7606</text:p>
          </table:table-cell>
          <table:table-cell table:style-name="ce6" table:formula="of:=[.I8]*SQRT(([.H8]/[.G8])^2+([.B8]/[.A8])^2)" office:value-type="float" office:value="0.0771605811105256" calcext:value-type="float">
            <text:p>0.07716058</text:p>
          </table:table-cell>
          <table:table-cell table:style-name="ce4" table:formula="of:=[.A8]^2" office:value-type="float" office:value="102.01" calcext:value-type="float">
            <text:p>102.0100</text:p>
          </table:table-cell>
          <table:table-cell table:style-name="ce4" table:formula="of:=[.K8]*(2*[.B8]/[.A8])" office:value-type="float" office:value="0.404" calcext:value-type="float">
            <text:p>0.4040</text:p>
          </table:table-cell>
        </table:table-row>
        <table:table-row table:style-name="ro1"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113.66" calcext:value-type="float">
            <text:p>113.66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9]/50" office:value-type="float" office:value="2.2732" calcext:value-type="float">
            <text:p>2.273</text:p>
          </table:table-cell>
          <table:table-cell table:style-name="ce4" table:formula="of:=[.D9]/50" office:value-type="float" office:value="0.0002" calcext:value-type="float">
            <text:p>0.0002</text:p>
          </table:table-cell>
          <table:table-cell table:style-name="ce5" table:formula="of:=[.E9]^2" office:value-type="float" office:value="5.16743824" calcext:value-type="float">
            <text:p>5.167438</text:p>
          </table:table-cell>
          <table:table-cell table:style-name="ce5" table:formula="of:=[.G9]*(2*[.F9]/[.E9])" office:value-type="float" office:value="0.00090928" calcext:value-type="float">
            <text:p>0.000909</text:p>
          </table:table-cell>
          <table:table-cell table:style-name="ce4" table:formula="of:=[.G9]*[.A9]" office:value-type="float" office:value="36.8955090336" calcext:value-type="float">
            <text:p>36.8955</text:p>
          </table:table-cell>
          <table:table-cell table:style-name="ce6" table:formula="of:=[.I9]*SQRT(([.H9]/[.G9])^2+([.B9]/[.A9])^2)" office:value-type="float" office:value="0.10355248241933" calcext:value-type="float">
            <text:p>0.10355248</text:p>
          </table:table-cell>
          <table:table-cell table:style-name="ce4" table:formula="of:=[.A9]^2" office:value-type="float" office:value="50.9796" calcext:value-type="float">
            <text:p>50.9796</text:p>
          </table:table-cell>
          <table:table-cell table:style-name="ce4" table:formula="of:=[.K9]*(2*[.B9]/[.A9])" office:value-type="float" office:value="0.2856" calcext:value-type="float">
            <text:p>0.2856</text:p>
          </table:table-cell>
        </table:table-row>
        <table:table-row table:style-name="ro1"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137.21" calcext:value-type="float">
            <text:p>137.2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0]/50" office:value-type="float" office:value="2.7442" calcext:value-type="float">
            <text:p>2.744</text:p>
          </table:table-cell>
          <table:table-cell table:style-name="ce4" table:formula="of:=[.D10]/50" office:value-type="float" office:value="0.0002" calcext:value-type="float">
            <text:p>0.0002</text:p>
          </table:table-cell>
          <table:table-cell table:style-name="ce5" table:formula="of:=[.E10]^2" office:value-type="float" office:value="7.53063364" calcext:value-type="float">
            <text:p>7.530634</text:p>
          </table:table-cell>
          <table:table-cell table:style-name="ce5" table:formula="of:=[.G10]*(2*[.F10]/[.E10])" office:value-type="float" office:value="0.00109768" calcext:value-type="float">
            <text:p>0.001098</text:p>
          </table:table-cell>
          <table:table-cell table:style-name="ce4" table:formula="of:=[.G10]*[.A10]" office:value-type="float" office:value="35.5445907808" calcext:value-type="float">
            <text:p>35.5446</text:p>
          </table:table-cell>
          <table:table-cell table:style-name="ce6" table:formula="of:=[.I10]*SQRT(([.H10]/[.G10])^2+([.B10]/[.A10])^2)" office:value-type="float" office:value="0.150701760052488" calcext:value-type="float">
            <text:p>0.15070176</text:p>
          </table:table-cell>
          <table:table-cell table:style-name="ce4" table:formula="of:=[.A10]^2" office:value-type="float" office:value="22.2784" calcext:value-type="float">
            <text:p>22.2784</text:p>
          </table:table-cell>
          <table:table-cell table:style-name="ce4" table:formula="of:=[.K10]*(2*[.B10]/[.A10])" office:value-type="float" office:value="0.1888" calcext:value-type="float">
            <text:p>0.1888</text:p>
          </table:table-cell>
        </table:table-row>
        <table:table-row table:style-name="ro1">
          <table:table-cell table:style-name="ce2" office:value-type="float" office:value="3" calcext:value-type="float">
            <text:p>3.00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170.91" calcext:value-type="float">
            <text:p>170.9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1]/50" office:value-type="float" office:value="3.4182" calcext:value-type="float">
            <text:p>3.418</text:p>
          </table:table-cell>
          <table:table-cell table:style-name="ce4" table:formula="of:=[.D11]/50" office:value-type="float" office:value="0.0002" calcext:value-type="float">
            <text:p>0.0002</text:p>
          </table:table-cell>
          <table:table-cell table:style-name="ce5" table:formula="of:=[.E11]^2" office:value-type="float" office:value="11.68409124" calcext:value-type="float">
            <text:p>11.684091</text:p>
          </table:table-cell>
          <table:table-cell table:style-name="ce5" table:formula="of:=[.G11]*(2*[.F11]/[.E11])" office:value-type="float" office:value="0.00136728" calcext:value-type="float">
            <text:p>0.001367</text:p>
          </table:table-cell>
          <table:table-cell table:style-name="ce4" table:formula="of:=[.G11]*[.A11]" office:value-type="float" office:value="35.05227372" calcext:value-type="float">
            <text:p>35.0523</text:p>
          </table:table-cell>
          <table:table-cell table:style-name="ce6" table:formula="of:=[.I11]*SQRT(([.H11]/[.G11])^2+([.B11]/[.A11])^2)" office:value-type="float" office:value="0.233717822027426" calcext:value-type="float">
            <text:p>0.23371782</text:p>
          </table:table-cell>
          <table:table-cell table:style-name="ce4" table:formula="of:=[.A11]^2" office:value-type="float" office:value="9" calcext:value-type="float">
            <text:p>9.0000</text:p>
          </table:table-cell>
          <table:table-cell table:style-name="ce4" table:formula="of:=[.K11]*(2*[.B11]/[.A11])" office:value-type="float" office:value="0.12" calcext:value-type="float">
            <text:p>0.1200</text:p>
          </table:table-cell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223.31" calcext:value-type="float">
            <text:p>223.31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2]/50" office:value-type="float" office:value="4.4662" calcext:value-type="float">
            <text:p>4.466</text:p>
          </table:table-cell>
          <table:table-cell table:style-name="ce4" table:formula="of:=[.D12]/50" office:value-type="float" office:value="0.0002" calcext:value-type="float">
            <text:p>0.0002</text:p>
          </table:table-cell>
          <table:table-cell table:style-name="ce5" table:formula="of:=[.E12]^2" office:value-type="float" office:value="19.94694244" calcext:value-type="float">
            <text:p>19.946942</text:p>
          </table:table-cell>
          <table:table-cell table:style-name="ce5" table:formula="of:=[.G12]*(2*[.F12]/[.E12])" office:value-type="float" office:value="0.00178648" calcext:value-type="float">
            <text:p>0.001786</text:p>
          </table:table-cell>
          <table:table-cell table:style-name="ce4" table:formula="of:=[.G12]*[.A12]" office:value-type="float" office:value="34.90714927" calcext:value-type="float">
            <text:p>34.9071</text:p>
          </table:table-cell>
          <table:table-cell table:style-name="ce6" table:formula="of:=[.I12]*SQRT(([.H12]/[.G12])^2+([.B12]/[.A12])^2)" office:value-type="float" office:value="0.398951098611929" calcext:value-type="float">
            <text:p>0.39895110</text:p>
          </table:table-cell>
          <table:table-cell table:style-name="ce4" table:formula="of:=[.A12]^2" office:value-type="float" office:value="3.0625" calcext:value-type="float">
            <text:p>3.0625</text:p>
          </table:table-cell>
          <table:table-cell table:style-name="ce4" table:formula="of:=[.K12]*(2*[.B12]/[.A12])" office:value-type="float" office:value="0.07" calcext:value-type="float">
            <text:p>0.0700</text:p>
          </table:table-cell>
        </table:table-row>
        <table:table-row table:style-name="ro1"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0.02" calcext:value-type="float">
            <text:p>0.02</text:p>
          </table:table-cell>
          <table:table-cell table:style-name="ce3" office:value-type="float" office:value="231.2" calcext:value-type="float">
            <text:p>231.200</text:p>
          </table:table-cell>
          <table:table-cell table:style-name="ce3" office:value-type="float" office:value="0.01" calcext:value-type="float">
            <text:p>0.010</text:p>
          </table:table-cell>
          <table:table-cell table:style-name="ce3" table:formula="of:=[.C13]/50" office:value-type="float" office:value="4.624" calcext:value-type="float">
            <text:p>4.624</text:p>
          </table:table-cell>
          <table:table-cell table:style-name="ce4" table:formula="of:=[.D13]/50" office:value-type="float" office:value="0.0002" calcext:value-type="float">
            <text:p>0.0002</text:p>
          </table:table-cell>
          <table:table-cell table:style-name="ce5" table:formula="of:=[.E13]^2" office:value-type="float" office:value="21.381376" calcext:value-type="float">
            <text:p>21.381376</text:p>
          </table:table-cell>
          <table:table-cell table:style-name="ce5" table:formula="of:=[.G13]*(2*[.F13]/[.E13])" office:value-type="float" office:value="0.0018496" calcext:value-type="float">
            <text:p>0.001850</text:p>
          </table:table-cell>
          <table:table-cell table:style-name="ce4" table:formula="of:=[.G13]*[.A13]" office:value-type="float" office:value="33.78257408" calcext:value-type="float">
            <text:p>33.7826</text:p>
          </table:table-cell>
          <table:table-cell table:style-name="ce6" table:formula="of:=[.I13]*SQRT(([.H13]/[.G13])^2+([.B13]/[.A13])^2)" office:value-type="float" office:value="0.427637505483415" calcext:value-type="float">
            <text:p>0.42763751</text:p>
          </table:table-cell>
          <table:table-cell table:style-name="ce4" table:formula="of:=[.A13]^2" office:value-type="float" office:value="2.4964" calcext:value-type="float">
            <text:p>2.4964</text:p>
          </table:table-cell>
          <table:table-cell table:style-name="ce4" table:formula="of:=[.K13]*(2*[.B13]/[.A13])" office:value-type="float" office:value="0.0632" calcext:value-type="float">
            <text:p>0.063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7" office:value-type="string" calcext:value-type="string">
            <text:p>Final Values of T^2H (s^2/cm)</text:p>
          </table:table-cell>
          <table:table-cell table:style-name="ce1" office:value-type="string" calcext:value-type="string">
            <text:p>Final values of H^2 (cm^2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86.95(5)</text:p>
          </table:table-cell>
          <table:table-cell office:value-type="string" calcext:value-type="string">
            <text:p>1299.6(14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9.78(5) </text:p>
          </table:table-cell>
          <table:table-cell office:value-type="string" calcext:value-type="string">
            <text:p>873.2(11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0.93(5)</text:p>
          </table:table-cell>
          <table:table-cell office:value-type="string" calcext:value-type="string">
            <text:p>652.8(10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54.04(5)</text:p>
          </table:table-cell>
          <table:table-cell office:value-type="string" calcext:value-type="string">
            <text:p>481.8(9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47.41(5)</text:p>
          </table:table-cell>
          <table:table-cell office:value-type="string" calcext:value-type="string">
            <text:p>316.1(7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41.86(5)</text:p>
          </table:table-cell>
          <table:table-cell office:value-type="string" calcext:value-type="string">
            <text:p>180.9(5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8.76(8)</text:p>
          </table:table-cell>
          <table:table-cell office:value-type="string" calcext:value-type="string">
            <text:p>102.0(4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6.90(10)</text:p>
          </table:table-cell>
          <table:table-cell office:value-type="string" calcext:value-type="string">
            <text:p>51.0(3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5.5(2)</text:p>
          </table:table-cell>
          <table:table-cell office:value-type="string" calcext:value-type="string">
            <text:p>22.29(18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5.1(2)</text:p>
          </table:table-cell>
          <table:table-cell office:value-type="string" calcext:value-type="string">
            <text:p>9.00(12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4.9(4)</text:p>
          </table:table-cell>
          <table:table-cell office:value-type="string" calcext:value-type="string">
            <text:p>3.06(7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3.8(4)</text:p>
          </table:table-cell>
          <table:table-cell office:value-type="string" calcext:value-type="string">
            <text:p>2.50(6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5:14:57.654111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1:43.085850724</meta:creation-date>
    <dc:date>2017-11-13T16:45:53.524092512</dc:date>
    <meta:editing-duration>PT53M51S</meta:editing-duration>
    <meta:editing-cycles>8</meta:editing-cycles>
    <meta:generator>LibreOffice/5.0.6.2$Linux_X86_64 LibreOffice_project/00$Build-2</meta:generator>
    <dc:creator>Leonardo Castorina</dc:creator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J2:Sheet1.J13" chart:error-lower-range="Sheet1.J2:Sheet1.J13"/>
    </style:style>
    <style:style style:name="ch4" style:family="chart" style:data-style-name="N12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min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error-category="cell-range" chart:error-upper-range="Sheet1.J2:Sheet1.J13" chart:error-lower-range="Sheet1.J2:Sheet1.J1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J2:Sheet1.J13" chart:error-lower-range="Sheet1.J2:Sheet1.J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1cm" svg:height="10.891cm" xlink:href=".." xlink:type="simple" chart:class="chart:scatter" chart:style-name="ch1">
        <chart:title svg:x="8.425cm" svg:y="0.353cm" chart:style-name="ch2">
          <text:p>T^2h versus h^2</text:p>
        </chart:title>
        <chart:plot-area chart:style-name="ch3" table:cell-range-address="Sheet1.I1:Sheet1.I13 Sheet1.K1:Sheet1.K13" chart:data-source-has-labels="row" svg:x="1.416cm" svg:y="1.349cm" svg:width="18.45cm" svg:height="8.344cm">
          <chartooo:coordinate-region svg:x="2.884cm" svg:y="1.548cm" svg:width="16.186cm" svg:height="7.498cm"/>
          <chart:axis chart:dimension="x" chart:name="primary-x" chart:style-name="ch4">
            <chart:title svg:x="9.79cm" svg:y="9.91cm" chart:style-name="ch5">
              <text:p>h^2 (cm^2)</text:p>
            </chart:title>
          </chart:axis>
          <chart:axis chart:dimension="y" chart:name="primary-y" chart:style-name="ch6">
            <chart:title svg:x="0.451cm" svg:y="6.756cm" chart:style-name="ch7">
              <text:p>(T^2)*h (s^2/cm)</text:p>
            </chart:title>
          </chart:axis>
          <chart:series chart:style-name="ch8" chart:values-cell-range-address="Sheet1.I2:Sheet1.I13" chart:label-cell-address="Sheet1.K1:Sheet1.K1" chart:class="chart:scatter">
            <chart:domain table:cell-range-address="Sheet1.K2:Sheet1.K13"/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H^2 (cm^2)</text:p>
                <draw:g>
                  <svg:desc>Sheet1.K1:Sheet1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9.6025">
                <text:p>1299.6025</text:p>
                <draw:g>
                  <svg:desc>Sheet1.K2:Sheet1.K13</svg:desc>
                </draw:g>
              </table:table-cell>
              <table:table-cell office:value-type="float" office:value="86.94571445">
                <text:p>86.94571445</text:p>
                <draw:g>
                  <svg:desc>Sheet1.I2:Sheet1.I13</svg:desc>
                </draw:g>
              </table:table-cell>
              <table:table-cell office:value-type="float" office:value="0.0531811239251297">
                <text:p>0.0531811239251297</text:p>
                <draw:g>
                  <svg:desc>Sheet1.J2:Sheet1.J13</svg:desc>
                </draw:g>
              </table:table-cell>
              <table:table-cell office:value-type="float" office:value="0.0531811239251297">
                <text:p>0.0531811239251297</text:p>
                <draw:g>
                  <svg:desc>Sheet1.J2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3.2025">
                <text:p>873.2025</text:p>
              </table:table-cell>
              <table:table-cell office:value-type="float" office:value="69.789837792">
                <text:p>69.789837792</text:p>
              </table:table-cell>
              <table:table-cell office:value-type="float" office:value="0.0506075052649681">
                <text:p>0.0506075052649681</text:p>
              </table:table-cell>
              <table:table-cell office:value-type="float" office:value="0.0506075052649681">
                <text:p>0.0506075052649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.8025">
                <text:p>652.8025</text:p>
              </table:table-cell>
              <table:table-cell office:value-type="float" office:value="60.925345502">
                <text:p>60.925345502</text:p>
              </table:table-cell>
              <table:table-cell office:value-type="float" office:value="0.050234462644952">
                <text:p>0.050234462644952</text:p>
              </table:table-cell>
              <table:table-cell office:value-type="float" office:value="0.050234462644952">
                <text:p>0.050234462644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.8025">
                <text:p>481.8025</text:p>
              </table:table-cell>
              <table:table-cell office:value-type="float" office:value="54.03565395">
                <text:p>54.03565395</text:p>
              </table:table-cell>
              <table:table-cell office:value-type="float" office:value="0.0511261195977242">
                <text:p>0.0511261195977242</text:p>
              </table:table-cell>
              <table:table-cell office:value-type="float" office:value="0.0511261195977242">
                <text:p>0.051126119597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.1284">
                <text:p>316.1284</text:p>
              </table:table-cell>
              <table:table-cell office:value-type="float" office:value="47.41373042">
                <text:p>47.41373042</text:p>
              </table:table-cell>
              <table:table-cell office:value-type="float" office:value="0.0545836483700679">
                <text:p>0.0545836483700679</text:p>
              </table:table-cell>
              <table:table-cell office:value-type="float" office:value="0.0545836483700679">
                <text:p>0.054583648370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9025">
                <text:p>180.9025</text:p>
              </table:table-cell>
              <table:table-cell office:value-type="float" office:value="41.861802058">
                <text:p>41.861802058</text:p>
              </table:table-cell>
              <table:table-cell office:value-type="float" office:value="0.0629674851451024">
                <text:p>0.0629674851451024</text:p>
              </table:table-cell>
              <table:table-cell office:value-type="float" office:value="0.0629674851451024">
                <text:p>0.062967485145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01">
                <text:p>102.01</text:p>
              </table:table-cell>
              <table:table-cell office:value-type="float" office:value="38.7605781">
                <text:p>38.7605781</text:p>
              </table:table-cell>
              <table:table-cell office:value-type="float" office:value="0.0771605811105256">
                <text:p>0.0771605811105256</text:p>
              </table:table-cell>
              <table:table-cell office:value-type="float" office:value="0.0771605811105256">
                <text:p>0.077160581110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9796">
                <text:p>50.9796</text:p>
              </table:table-cell>
              <table:table-cell office:value-type="float" office:value="36.8955090336">
                <text:p>36.8955090336</text:p>
              </table:table-cell>
              <table:table-cell office:value-type="float" office:value="0.10355248241933">
                <text:p>0.10355248241933</text:p>
              </table:table-cell>
              <table:table-cell office:value-type="float" office:value="0.10355248241933">
                <text:p>0.1035524824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2784">
                <text:p>22.2784</text:p>
              </table:table-cell>
              <table:table-cell office:value-type="float" office:value="35.5445907808">
                <text:p>35.5445907808</text:p>
              </table:table-cell>
              <table:table-cell office:value-type="float" office:value="0.150701760052488">
                <text:p>0.150701760052488</text:p>
              </table:table-cell>
              <table:table-cell office:value-type="float" office:value="0.150701760052488">
                <text:p>0.150701760052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.05227372">
                <text:p>35.05227372</text:p>
              </table:table-cell>
              <table:table-cell office:value-type="float" office:value="0.233717822027426">
                <text:p>0.233717822027426</text:p>
              </table:table-cell>
              <table:table-cell office:value-type="float" office:value="0.233717822027426">
                <text:p>0.233717822027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625">
                <text:p>3.0625</text:p>
              </table:table-cell>
              <table:table-cell office:value-type="float" office:value="34.90714927">
                <text:p>34.90714927</text:p>
              </table:table-cell>
              <table:table-cell office:value-type="float" office:value="0.398951098611929">
                <text:p>0.398951098611929</text:p>
              </table:table-cell>
              <table:table-cell office:value-type="float" office:value="0.398951098611929">
                <text:p>0.39895109861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64">
                <text:p>2.4964</text:p>
              </table:table-cell>
              <table:table-cell office:value-type="float" office:value="33.78257408">
                <text:p>33.78257408</text:p>
              </table:table-cell>
              <table:table-cell office:value-type="float" office:value="0.427637505483415">
                <text:p>0.427637505483415</text:p>
              </table:table-cell>
              <table:table-cell office:value-type="float" office:value="0.427637505483415">
                <text:p>0.427637505483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